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fo:font-size="13.6999998092651pt" style:font-size-asian="12pt" style:font-size-complex="13.699999809265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ltstack</text:p>
      <text:p text:style-name="P2">1.如何确定已经安装saltstack:</text:p>
      <text:p text:style-name="P3"><text:span text:style-name="T1"><text:s text:c="4"/>可否使用</text:span><text:span text:style-name="Source_20_Text">/etc/salt/master配置文件来确定是否安装了，saltstack，同时运行命令来判断，安装地址：</text:span><text:a xlink:type="simple" xlink:href="http://7938217.blog.51cto.com/7928217/1698333">http://7938217.blog.51cto.com/7928217/1698333</text:a></text:p>
      <text:p text:style-name="P2">2.怎样在saltstack中安装插件扩展:</text:p>
      <text:p text:style-name="P2"><text:s text:c="4"/>相关网址：blog.csdn.net/jxm_csdn/article/details/526844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07:34:00.513645728</meta:creation-date>
    <meta:generator>LibreOffice/4.2.8.2$Linux_X86_64 LibreOffice_project/420m0$Build-2</meta:generator>
    <dc:date>2016-10-17T08:03:00.578436888</dc:date>
    <meta:editing-duration>PT27M38S</meta:editing-duration>
    <meta:editing-cycles>6</meta:editing-cycles>
    <meta:document-statistic meta:table-count="0" meta:image-count="0" meta:object-count="0" meta:page-count="1" meta:paragraph-count="5" meta:word-count="66" meta:character-count="214" meta:non-whitespace-character-count="206"/>
  </office:meta>
</office:document-meta>
</file>